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2" svg:font-family="'Courier New'"/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69cm" fo:margin-left="0.016cm" fo:margin-right="0.009cm" fo:margin-top="0cm" fo:margin-bottom="0cm" table:align="margins" style:writing-mode="lr-tb"/>
    </style:style>
    <style:style style:name="Table1.A" style:family="table-column">
      <style:table-column-properties style:column-width="8.583cm" style:rel-column-width="33148*"/>
    </style:style>
    <style:style style:name="Table1.B" style:family="table-column">
      <style:table-column-properties style:column-width="8.386cm" style:rel-column-width="3238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15%"/>
    </style:style>
    <style:style style:name="P5" style:family="paragraph" style:parent-style-name="Standard">
      <style:paragraph-properties fo:margin-top="0cm" fo:margin-bottom="0cm" fo:line-height="200%"/>
    </style:style>
    <style:style style:name="P6" style:family="paragraph" style:parent-style-name="Preformatted_20_Text">
      <style:paragraph-properties fo:margin-top="0cm" fo:margin-bottom="0cm" fo:line-height="100%" fo:background-color="transparent">
        <style:background-image/>
      </style:paragraph-properties>
      <style:text-properties fo:color="#000000" style:font-name="Consolas1" fo:font-size="9pt" fo:background-color="transparent" style:font-size-asian="9pt" style:font-size-complex="9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</style:style>
    <style:style style:name="P10" style:family="paragraph" style:parent-style-name="Large_20_titles">
      <style:text-properties fo:language="uk" fo:country="UA"/>
    </style:style>
    <style:style style:name="P11" style:family="paragraph" style:parent-style-name="Large_20_titles">
      <style:paragraph-properties fo:text-align="center" style:justify-single-word="false"/>
      <style:text-properties fo:language="en" fo:country="US"/>
    </style:style>
    <style:style style:name="P12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3" style:family="paragraph" style:parent-style-name="Preformatted_20_Text">
      <style:paragraph-properties fo:background-color="transparent">
        <style:background-image/>
      </style:paragraph-properties>
      <style:text-properties fo:color="#000000" style:font-name="Consolas1" fo:font-size="9pt" fo:background-color="transparent" style:font-size-asian="9pt" style:font-size-complex="9pt"/>
    </style:style>
    <style:style style:name="P14" style:family="paragraph" style:parent-style-name="Code">
      <style:paragraph-properties fo:background-color="transparent">
        <style:background-image/>
      </style:paragraph-properties>
      <style:text-properties fo:color="#000000" style:font-name="Consolas1" fo:font-size="9pt" fo:background-color="transparent" style:font-size-asian="9pt" style:font-size-complex="9pt"/>
    </style:style>
    <style:style style:name="P15" style:family="paragraph" style:parent-style-name="Standard" style:master-page-name="First_20_Page">
      <style:paragraph-properties fo:line-height="100%" fo:text-align="center" style:justify-single-word="false" style:page-number="auto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16" style:family="paragraph" style:parent-style-name="Large_20_titles">
      <style:text-properties fo:language="uk" fo:country="UA"/>
    </style:style>
    <style:style style:name="P17" style:family="paragraph" style:parent-style-name="Simple_20_text" style:list-style-name="L1"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18" style:family="paragraph" style:parent-style-name="Simple_20_text" style:list-style-name="L1"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P19" style:family="paragraph" style:parent-style-name="Simple_20_text">
      <style:text-properties fo:language="uk" fo:country="UA"/>
    </style:style>
    <style:style style:name="P20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1" style:family="paragraph" style:parent-style-name="Simple_20_text">
      <style:paragraph-properties fo:margin-left="0cm" fo:margin-right="0cm" fo:text-align="center" style:justify-single-word="false" fo:text-indent="0cm" style:auto-text-indent="false"/>
    </style:style>
    <style:style style:name="P22" style:family="paragraph" style:parent-style-name="Code">
      <style:paragraph-properties fo:background-color="transparent">
        <style:background-image/>
      </style:paragraph-properties>
      <style:text-properties fo:color="#000000" style:font-name="Consolas1" fo:font-size="9pt" fo:background-color="transparent" style:font-size-asian="9pt" style:font-size-complex="9pt"/>
    </style:style>
    <style:style style:name="P23" style:family="paragraph" style:parent-style-name="Code">
      <style:paragraph-properties fo:background-color="transparent">
        <style:background-image/>
      </style:paragraph-properties>
      <style:text-properties fo:color="#000000" style:font-name="Consolas1" fo:font-size="9.5pt" fo:font-weight="normal" fo:background-color="transparent" style:font-size-asian="9.5pt" style:font-weight-asian="normal" style:font-size-complex="9.5pt" style:font-weight-complex="normal"/>
    </style:style>
    <style:style style:name="P24" style:family="paragraph" style:parent-style-name="Code">
      <style:paragraph-properties fo:background-color="transparent">
        <style:background-image/>
      </style:paragraph-properties>
      <style:text-properties style:font-name="Consolas1" fo:font-size="9.5pt" fo:font-weight="normal" fo:background-color="transparent" style:font-size-asian="9.5pt" style:font-weight-asian="normal" style:font-size-complex="9.5pt" style:font-weight-complex="normal"/>
    </style:style>
    <style:style style:name="P25" style:family="paragraph" style:parent-style-name="Code">
      <style:paragraph-properties fo:margin-top="0cm" fo:margin-bottom="0cm"/>
      <style:text-properties fo:color="#000000"/>
    </style:style>
    <style:style style:name="P26" style:family="paragraph" style:parent-style-name="Code">
      <style:paragraph-properties fo:margin-top="0cm" fo:margin-bottom="0cm"/>
      <style:text-properties fo:color="#000000" style:font-name="Consolas1" fo:font-size="9.5pt" fo:font-weight="normal" style:font-size-asian="9.5pt" style:font-weight-asian="normal" style:font-size-complex="9.5pt" style:font-weight-complex="normal"/>
    </style:style>
    <style:style style:name="T1" style:family="text"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2" style:family="text">
      <style:text-properties style:font-name="Times New Roman" fo:font-size="33pt" fo:language="en" fo:country="US" fo:font-weight="bold" style:font-size-asian="33pt" style:font-weight-asian="bold" style:font-name-complex="Times New Roman1" style:font-size-complex="33pt"/>
    </style:style>
    <style:style style:name="T3" style:family="text">
      <style:text-properties style:font-name="Courier New" fo:font-size="14pt" fo:font-style="normal" style:font-size-asian="14pt" style:font-style-asian="normal" style:font-name-complex="Courier New3" style:font-size-complex="14pt"/>
    </style:style>
    <style:style style:name="T4" style:family="text">
      <style:text-properties style:font-name="Courier New" fo:font-size="14pt" fo:font-style="normal" fo:font-weight="bold" style:font-size-asian="14pt" style:font-style-asian="normal" style:font-weight-asian="bold" style:font-name-complex="Courier New3" style:font-size-complex="14pt"/>
    </style:style>
    <style:style style:name="T5" style:family="text">
      <style:text-properties fo:language="uk" fo:country="UA"/>
    </style:style>
    <style:style style:name="T6" style:family="text">
      <style:text-properties fo:font-size="12pt"/>
    </style:style>
    <style:style style:name="T7" style:family="text">
      <style:text-properties fo:font-size="12pt" fo:font-weight="bold"/>
    </style:style>
    <style:style style:name="T8" style:family="text">
      <style:text-properties fo:font-size="12pt" fo:background-color="#344134"/>
    </style:style>
    <style:style style:name="T9" style:family="text">
      <style:text-properties fo:font-weight="bold"/>
    </style:style>
    <style:style style:name="T10" style:family="text">
      <style:text-properties fo:color="#cc7832"/>
    </style:style>
    <style:style style:name="T11" style:family="text">
      <style:text-properties fo:color="#cc7832" fo:font-weight="bold"/>
    </style:style>
    <style:style style:name="T12" style:family="text">
      <style:text-properties fo:color="#cc7832" style:font-name="Courier New2" fo:font-size="12pt"/>
    </style:style>
    <style:style style:name="T13" style:family="text">
      <style:text-properties fo:color="#cc7832" style:font-name="Courier New2" fo:font-size="12pt" fo:font-weight="bold"/>
    </style:style>
    <style:style style:name="T14" style:family="text">
      <style:text-properties fo:color="#cc7832" fo:font-size="12pt"/>
    </style:style>
    <style:style style:name="T15" style:family="text">
      <style:text-properties fo:color="#cc7832" fo:font-size="12pt" fo:font-weight="bold"/>
    </style:style>
    <style:style style:name="T16" style:family="text">
      <style:text-properties fo:color="#008080"/>
    </style:style>
    <style:style style:name="T17" style:family="text">
      <style:text-properties fo:color="#008080" style:font-name="Courier New2" fo:font-size="12pt"/>
    </style:style>
    <style:style style:name="T18" style:family="text">
      <style:text-properties fo:color="#008080" fo:font-size="12pt"/>
    </style:style>
    <style:style style:name="T19" style:family="text">
      <style:text-properties style:font-name="Courier New2"/>
    </style:style>
    <style:style style:name="T20" style:family="text">
      <style:text-properties style:font-name="Courier New2" fo:font-size="12pt"/>
    </style:style>
    <style:style style:name="T21" style:family="text">
      <style:text-properties style:font-name="Courier New2" fo:font-size="12pt" fo:font-weight="bold"/>
    </style:style>
    <style:style style:name="T22" style:family="text">
      <style:text-properties style:font-name="Courier New2" fo:font-size="12pt" fo:background-color="#344134"/>
    </style:style>
    <style:style style:name="T23" style:family="text">
      <style:text-properties style:font-name="Courier New2" fo:font-weight="bold"/>
    </style:style>
    <style:style style:name="T24" style:family="text">
      <style:text-properties fo:color="#8888c6"/>
    </style:style>
    <style:style style:name="T25" style:family="text">
      <style:text-properties fo:color="#8888c6" style:font-name="Courier New2" fo:font-size="12pt"/>
    </style:style>
    <style:style style:name="T26" style:family="text">
      <style:text-properties fo:color="#8888c6" fo:font-size="12pt"/>
    </style:style>
    <style:style style:name="T27" style:family="text">
      <style:text-properties fo:color="#808080"/>
    </style:style>
    <style:style style:name="T28" style:family="text">
      <style:text-properties fo:color="#808080" style:font-name="Courier New2" fo:font-size="12pt"/>
    </style:style>
    <style:style style:name="T29" style:family="text">
      <style:text-properties fo:color="#808080" fo:font-size="12pt"/>
    </style:style>
    <style:style style:name="T30" style:family="text">
      <style:text-properties fo:color="#6897bb"/>
    </style:style>
    <style:style style:name="T31" style:family="text">
      <style:text-properties fo:color="#6897bb" style:font-name="Courier New2" fo:font-size="12pt"/>
    </style:style>
    <style:style style:name="T32" style:family="text">
      <style:text-properties fo:color="#6897bb" fo:font-size="12pt"/>
    </style:style>
    <style:style style:name="T33" style:family="text">
      <style:text-properties fo:background-color="#344134"/>
    </style:style>
    <style:style style:name="T34" style:family="text">
      <style:text-properties fo:language="en" fo:country="US"/>
    </style:style>
    <style:style style:name="T35" style:family="text">
      <style:text-properties fo:language="en" fo:country="US" fo:font-weight="bold" style:font-weight-asian="bold" style:font-weight-complex="bold"/>
    </style:style>
    <style:style style:name="T36" style:family="text">
      <style:text-properties style:font-name="Consolas1" fo:language="en" fo:country="US"/>
    </style:style>
    <style:style style:name="T37" style:family="text">
      <style:text-properties fo:color="#94558d"/>
    </style:style>
    <style:style style:name="T38" style:family="text">
      <style:text-properties fo:color="#94558d" style:font-name="Courier New2" fo:font-size="12pt"/>
    </style:style>
    <style:style style:name="T39" style:family="text">
      <style:text-properties fo:color="#94558d" fo:font-size="12pt"/>
    </style:style>
    <style:style style:name="T40" style:family="text">
      <style:text-properties fo:color="#b200b2"/>
    </style:style>
    <style:style style:name="T41" style:family="text">
      <style:text-properties fo:color="#b200b2" style:font-name="Courier New2" fo:font-size="12pt"/>
    </style:style>
    <style:style style:name="T42" style:family="text">
      <style:text-properties fo:color="#b200b2"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7"/>
      <text:p text:style-name="P7"/>
      <text:p text:style-name="P7"/>
      <text:p text:style-name="P9"><text:span text:style-name="T1">ЛАБОРАТОРНА РОБОТА </text:span><text:span text:style-name="T2">#8</text:span></text:p>
      <text:p text:style-name="P8">З дисципліни «<text:span text:style-name="T5">Функціональне програмування</text:span>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Emphasis"><text:span text:style-name="T4">Виконав</text:span></text:span></text:p>
            <text:p text:style-name="P4"><text:span text:style-name="Emphasis"><text:span text:style-name="T3">Студент групи КВ-21<text:line-break/>Бондарчук М.Ю.</text:span></text:span></text:p>
            <text:p text:style-name="P5"><text:span text:style-name="Emphasis"><text:span text:style-name="T3">_______________________</text:span></text:span></text:p>
            <text:p text:style-name="P4"><text:span text:style-name="Emphasis"><text:span text:style-name="T3">_______________________</text:span></text:span></text:p>
          </table:table-cell>
          <table:table-cell table:style-name="Table1.A1" office:value-type="string">
            <text:p text:style-name="P4"><text:span text:style-name="Emphasis"><text:span text:style-name="T4">Прийняла</text:span></text:span></text:p>
            <text:p text:style-name="P4"><text:span text:style-name="Emphasis"><text:span text:style-name="T3">Доцент кафедри СПіСКС</text:span></text:span></text:p>
            <text:p text:style-name="P4"><text:span text:style-name="Emphasis"><text:span text:style-name="T3">Бояринова Ю.Є.</text:span></text:span></text:p>
            <text:p text:style-name="P5"><text:span text:style-name="Emphasis"><text:span text:style-name="T3">_______________________</text:span></text:span></text:p>
            <text:p text:style-name="P5"><text:span text:style-name="Emphasis"><text:span text:style-name="T3">_______________________</text:span></text:span></text:p>
          </table:table-cell>
        </table:table-row>
      </table:table>
      <text:h text:style-name="Large_20_titles" text:outline-level="2"><text:soft-page-break/>ЗАВДАННЯ</text:h>
      <text:list xml:id="list2266694715949082099" text:style-name="L1">
        <text:list-item>
          <text:p text:style-name="P17">Написати функцію <text:span text:style-name="T34">depth_first, </text:span>яка для заданого зваженого орієнтованого графа з петлями знаходить шлях найменшої вартості між двома його вершинами з використанням пошуку в глибину.</text:p>
        </text:list-item>
        <text:list-item>
          <text:p text:style-name="P17">Написати функцію <text:span text:style-name="T34">breadth_first, </text:span>яка для заданого зваженого орієнтованого графа з петлями знаходить шлях найменшої вартості між двома його вершинами з використанням пошуку в ширину.</text:p>
        </text:list-item>
        <text:list-item>
          <text:p text:style-name="P17">Написати функції:</text:p>
          <text:list>
            <text:list-item>
              <text:p text:style-name="P18">degree(graph node), <text:span text:style-name="T5">що визначає ступінь заданої вершини графа.</text:span></text:p>
            </text:list-item>
            <text:list-item>
              <text:p text:style-name="P18">nodes_list(graph), <text:span text:style-name="T5">що генерує список всіх вершин графа, відсортований за спаданням їх ступеней.</text:span></text:p>
            </text:list-item>
          </text:list>
        </text:list-item>
      </text:list>
      <text:h text:style-name="Large_20_titles" text:outline-level="2"/>
      <text:h text:style-name="Large_20_titles" text:outline-level="2">ІНДИВІДУАЛЬНЕ ЗАВДАННЯ</text:h>
      <text:p text:style-name="P19">Форма задання графа: <text:span text:style-name="T34">adjacency-list form.</text:span></text:p>
      <text:h text:style-name="P10" text:outline-level="2"/>
      <text:h text:style-name="P10" text:outline-level="2">КОД ПРОГРАМИ</text:h>
      <text:p text:style-name="P12">main.py</text:p>
      <text:p text:style-name="P26">from first_task import *</text:p>
      <text:p text:style-name="P26">from second_task import *</text:p>
      <text:p text:style-name="P26">from third_task import *</text:p>
      <text:p text:style-name="P26">__author__ = 'Maxim'</text:p>
      <text:p text:style-name="P26"># input_lst = [['k', [], [0]], ['m', ['q'], [7]], ['p', ['m', 'q'], [5, 9]]]</text:p>
      <text:p text:style-name="P26"># input_lst = [['a', ['b', 'c'], [1, 2]], ['b', ['c', 'd'], [3, 1]],</text:p>
      <text:p text:style-name="P26"># <text:s/>['c', ['a', 'b', 'd'], [1, 3, 1]], ['d', [], []]]</text:p>
      <text:p text:style-name="P26">input_list = [['a', ['b', 'c', 'd'], [5, 1, 2]],</text:p>
      <text:p text:style-name="P26"><text:s text:c="14"/>['b', ['e'], [1]],</text:p>
      <text:p text:style-name="P26"><text:s text:c="14"/>['c', ['b', 'd', 'g'], [4, 1, 2]],</text:p>
      <text:p text:style-name="P26"><text:s text:c="14"/>['d', ['g', 'f'], [1, 1]],</text:p>
      <text:p text:style-name="P26"><text:s text:c="14"/>['e', ['h'], [1]],</text:p>
      <text:p text:style-name="P26"><text:s text:c="14"/>['f', ['b', 'h', 'f'], [1, 4, 1]],</text:p>
      <text:p text:style-name="P26"><text:s text:c="14"/>['g', ['c', 'f', 'h'], [2, 2, 7]],</text:p>
      <text:p text:style-name="P26"><text:s text:c="14"/>['h', ['f'], [1]],</text:p>
      <text:p text:style-name="P26"><text:s text:c="14"/>['z', [], []]</text:p>
      <text:p text:style-name="P26"><text:s text:c="14"/>]</text:p>
      <text:p text:style-name="P26"># Just a menu</text:p>
      <text:p text:style-name="P26">def menu(input_list):</text:p>
      <text:p text:style-name="P26"><text:s text:c="4"/>graph = get_nodes(input_list)</text:p>
      <text:p text:style-name="P26"><text:s text:c="4"/>work = True</text:p>
      <text:p text:style-name="P26"><text:s text:c="4"/>while work:</text:p>
      <text:p text:style-name="P26"><text:s text:c="8"/>choise = input('\nEnter number:\n'</text:p>
      <text:p text:style-name="P26"><text:soft-page-break/><text:s text:c="23"/>'1. Search shortest way by search in depth\n'</text:p>
      <text:p text:style-name="P26"><text:s text:c="23"/>'2. Search shortest way by search in breadth\n'</text:p>
      <text:p text:style-name="P26"><text:s text:c="23"/>'3. Write node degree\n'</text:p>
      <text:p text:style-name="P26"><text:s text:c="23"/>'4. Write sorted nodes degree\n'</text:p>
      <text:p text:style-name="P26"><text:s text:c="23"/>'5. Exit\n')</text:p>
      <text:p text:style-name="P26"><text:s text:c="8"/>if choise == '1':</text:p>
      <text:p text:style-name="P26"><text:s text:c="12"/>_from = input("\nenter start node\n")</text:p>
      <text:p text:style-name="P26"><text:s text:c="12"/>if get_node_by_name(graph, _from) is None:</text:p>
      <text:p text:style-name="P26"><text:s text:c="16"/>print("No node with this name")</text:p>
      <text:p text:style-name="P26"><text:s text:c="12"/>else:</text:p>
      <text:p text:style-name="P26"><text:s text:c="16"/>_to = input("\nenter end node\n")</text:p>
      <text:p text:style-name="P26"><text:s text:c="16"/>if get_node_by_name(graph, _to) is None:</text:p>
      <text:p text:style-name="P26"><text:s text:c="20"/>print("No node with this name")</text:p>
      <text:p text:style-name="P26"><text:s text:c="16"/>else:</text:p>
      <text:p text:style-name="P26"><text:s text:c="20"/>shortest_way = depth_first(graph, _from, _to)</text:p>
      <text:p text:style-name="P26"><text:s text:c="20"/>print(shortest_way['way'])</text:p>
      <text:p text:style-name="P26"><text:s text:c="20"/>print(shortest_way['cost'])</text:p>
      <text:p text:style-name="P26"><text:s text:c="20"/>reset_data(graph)</text:p>
      <text:p text:style-name="P26"><text:s text:c="8"/>elif choise == '2':</text:p>
      <text:p text:style-name="P26"><text:s text:c="12"/>_from = input("\nenter start node\n")</text:p>
      <text:p text:style-name="P26"><text:s text:c="12"/>if get_node_by_name(graph, _from) is None:</text:p>
      <text:p text:style-name="P26"><text:s text:c="16"/>print("No node with this name")</text:p>
      <text:p text:style-name="P26"><text:s text:c="12"/>else:</text:p>
      <text:p text:style-name="P26"><text:s text:c="16"/>_to = input("\nenter end node\n")</text:p>
      <text:p text:style-name="P26"><text:s text:c="16"/>if get_node_by_name(graph, _to) is None:</text:p>
      <text:p text:style-name="P26"><text:s text:c="20"/>print("No node with this name")</text:p>
      <text:p text:style-name="P26"><text:s text:c="16"/>else:</text:p>
      <text:p text:style-name="P26"><text:s text:c="20"/>shortest_way = breadth_first(graph, _from, _to)</text:p>
      <text:p text:style-name="P26"><text:s text:c="20"/>print(shortest_way['way'])</text:p>
      <text:p text:style-name="P26"><text:s text:c="20"/>print(shortest_way['cost'])</text:p>
      <text:p text:style-name="P26"><text:s text:c="20"/>reset_data(graph)</text:p>
      <text:p text:style-name="P26"><text:s text:c="8"/>elif choise == '3':</text:p>
      <text:p text:style-name="P26"><text:s text:c="12"/>node_name = input("\nenter start node\n")</text:p>
      <text:p text:style-name="P26"><text:s text:c="12"/>if get_node_by_name(graph, node_name) is None:</text:p>
      <text:p text:style-name="P26"><text:s text:c="16"/>print("No node with this name")</text:p>
      <text:p text:style-name="P26"><text:s text:c="12"/>else:</text:p>
      <text:p text:style-name="P26"><text:s text:c="16"/>print(degree(graph, node_name))</text:p>
      <text:p text:style-name="P26"><text:s text:c="8"/>elif choise == '4':</text:p>
      <text:p text:style-name="P26"><text:s text:c="12"/>print(nodes_list(graph))</text:p>
      <text:p text:style-name="P26"><text:s text:c="8"/>elif choise == '5' or choise == 'exit':</text:p>
      <text:p text:style-name="P26"><text:s text:c="12"/>break</text:p>
      <text:p text:style-name="P26">menu(input_list)</text:p>
      <text:p text:style-name="P25"/>
      <text:p text:style-name="P14"/>
      <text:p text:style-name="P12"/>
      <text:p text:style-name="P12">first_task.py</text:p>
      <text:p text:style-name="P24">from additional import *</text:p>
      <text:p text:style-name="P24">__author__ = 'Maxim'</text:p>
      <text:p text:style-name="P24"># Sets unoptimized labels to the nodes</text:p>
      <text:p text:style-name="P24">def set_labels(nodes, start, end, curr, visited):</text:p>
      <text:p text:style-name="P24"><text:s text:c="4"/>node = get_node_by_name(nodes, curr)</text:p>
      <text:p text:style-name="P24"><text:s text:c="4"/>visited.append(node)</text:p>
      <text:p text:style-name="P24"><text:s text:c="4"/>if curr == start:</text:p>
      <text:p text:style-name="P24"><text:s text:c="8"/>node.label = 0</text:p>
      <text:p text:style-name="P24"><text:s text:c="4"/>elif curr == end:</text:p>
      <text:p text:style-name="P24"><text:s text:c="8"/>return</text:p>
      <text:p text:style-name="P24"><text:s text:c="4"/>for i in node.children_list:</text:p>
      <text:p text:style-name="P24"><text:s text:c="8"/>child_node = get_node_by_name(nodes, i['name'])</text:p>
      <text:p text:style-name="P24"><text:s text:c="8"/>if i['weight'] + node.label &lt; child_node.label:</text:p>
      <text:p text:style-name="P24"><text:s text:c="12"/>child_node.label = i['weight'] + node.label</text:p>
      <text:p text:style-name="P24"><text:s text:c="4"/>for i in node.children_list:</text:p>
      <text:p text:style-name="P24"><text:soft-page-break/><text:s text:c="8"/>if not was_visited(visited, i['name']):</text:p>
      <text:p text:style-name="P24"><text:s text:c="12"/>set_labels(nodes, start, end, i['name'], visited)</text:p>
      <text:p text:style-name="P24"># Sets optimized labels to the nodes</text:p>
      <text:p text:style-name="P24">def set_labels_depth(nodes, start, end):</text:p>
      <text:p text:style-name="P24"><text:s text:c="4"/>labels_before = get_labels(nodes)</text:p>
      <text:p text:style-name="P24"><text:s text:c="4"/>set_labels(nodes, start, end, start, [])</text:p>
      <text:p text:style-name="P24"><text:s text:c="4"/>labels_after = get_labels(nodes)</text:p>
      <text:p text:style-name="P24"><text:s text:c="4"/>while labels_after != labels_before:</text:p>
      <text:p text:style-name="P24"><text:s text:c="8"/>labels_before = labels_after</text:p>
      <text:p text:style-name="P24"><text:s text:c="8"/>set_labels(nodes, start, end, start, [])</text:p>
      <text:p text:style-name="P24"><text:s text:c="8"/>labels_after = get_labels(nodes)</text:p>
      <text:p text:style-name="P24"># Returns dictionary {'way': shorted way, 'cost': way cost}</text:p>
      <text:p text:style-name="P24"># of founded way by search in depth</text:p>
      <text:p text:style-name="P24">def depth_first(graph, start_name, end_name):</text:p>
      <text:p text:style-name="P24"><text:s text:c="4"/>set_labels_depth(graph, start_name, end_name)</text:p>
      <text:p text:style-name="P24"><text:s text:c="4"/>return {'way': restore_way(graph, start_name, end_name,</text:p>
      <text:p text:style-name="P24"><text:s text:c="31"/>end_name, end_name, []),</text:p>
      <text:p text:style-name="P24"><text:s text:c="12"/>'cost': get_node_by_name(graph, end_name).label}</text:p>
      <text:p text:style-name="P24"/>
      <text:p text:style-name="P12"/>
      <text:p text:style-name="P12">second_task.py</text:p>
      <text:p text:style-name="P23">from additional import *</text:p>
      <text:p text:style-name="P23">__author__ = 'Maxim'</text:p>
      <text:p text:style-name="P23"># Sets unoptimized labels to the nodes</text:p>
      <text:p text:style-name="P23">def set_labels2(nodes, start, end, visited, to_visit):</text:p>
      <text:p text:style-name="P23"><text:s text:c="4"/>if not to_visit:</text:p>
      <text:p text:style-name="P23"><text:s text:c="8"/>return</text:p>
      <text:p text:style-name="P23"><text:s text:c="4"/>node = get_node_by_name(nodes, to_visit[0])</text:p>
      <text:p text:style-name="P23"><text:s text:c="4"/>visited.append(node)</text:p>
      <text:p text:style-name="P23"><text:s text:c="4"/>if to_visit[0] == start:</text:p>
      <text:p text:style-name="P23"><text:s text:c="8"/>node.label = 0</text:p>
      <text:p text:style-name="P23"><text:s text:c="4"/>elif to_visit[0] == end:</text:p>
      <text:p text:style-name="P23"><text:s text:c="8"/>return</text:p>
      <text:p text:style-name="P23"><text:s text:c="4"/># else:</text:p>
      <text:p text:style-name="P23"><text:s text:c="4"/>for i in node.children_list:</text:p>
      <text:p text:style-name="P23"><text:s text:c="8"/>child_node = get_node_by_name(nodes, i['name'])</text:p>
      <text:p text:style-name="P23"><text:s text:c="8"/>if i['weight'] + node.label &lt; child_node.label:</text:p>
      <text:p text:style-name="P23"><text:s text:c="12"/>child_node.label = i['weight'] + node.label</text:p>
      <text:p text:style-name="P23"><text:s text:c="4"/>for i in node.children_list:</text:p>
      <text:p text:style-name="P23"><text:s text:c="8"/>if not was_visited(visited, i['name']):</text:p>
      <text:p text:style-name="P23"><text:s text:c="12"/>to_visit.append(i['name'])</text:p>
      <text:p text:style-name="P23"><text:s text:c="4"/>to_visit.remove(to_visit[0])</text:p>
      <text:p text:style-name="P23"><text:s text:c="4"/>set_labels2(nodes, start, end, visited, to_visit)</text:p>
      <text:p text:style-name="P23"># Returns list of nodes names</text:p>
      <text:p text:style-name="P23">def get_nodes_names(graph):</text:p>
      <text:p text:style-name="P23"><text:s text:c="4"/>names = []</text:p>
      <text:p text:style-name="P23"><text:s text:c="4"/>for node in graph:</text:p>
      <text:p text:style-name="P23"><text:s text:c="8"/>names.append(node.name)</text:p>
      <text:p text:style-name="P23"><text:s text:c="4"/>return names</text:p>
      <text:p text:style-name="P23"># Sets optimized labels to the nodes</text:p>
      <text:p text:style-name="P23">def set_labels_breadth(nodes, start, end):</text:p>
      <text:p text:style-name="P23"><text:s text:c="4"/>labels_before = get_labels(nodes)</text:p>
      <text:p text:style-name="P23"><text:s text:c="4"/>set_labels2(nodes, start, end, [], get_nodes_names(nodes))</text:p>
      <text:p text:style-name="P23"><text:s text:c="4"/>labels_after = get_labels(nodes)</text:p>
      <text:p text:style-name="P23"><text:s text:c="4"/>while labels_after != labels_before:</text:p>
      <text:p text:style-name="P23"><text:s text:c="8"/>labels_before = labels_after</text:p>
      <text:p text:style-name="P23"><text:s text:c="8"/>set_labels2(nodes, start, end, [], get_nodes_names(nodes))</text:p>
      <text:p text:style-name="P23"><text:s text:c="8"/>labels_after = get_labels(nodes)</text:p>
      <text:p text:style-name="P23"># Returns dictionary {'way': shorted way, 'cost': way cost}</text:p>
      <text:p text:style-name="P23"># of founded way by search in depth</text:p>
      <text:p text:style-name="P23">def breadth_first(graph, start_name, end_name):</text:p>
      <text:p text:style-name="P23"><text:soft-page-break/><text:s text:c="4"/>set_labels_breadth(graph, start_name, end_name)</text:p>
      <text:p text:style-name="P23"><text:s text:c="4"/>return {'way': restore_way(graph, start_name, end_name,</text:p>
      <text:p text:style-name="P23"><text:s text:c="31"/>end_name, end_name, []),</text:p>
      <text:p text:style-name="P23"><text:s text:c="12"/>'cost': get_node_by_name(graph, end_name).label}</text:p>
      <text:p text:style-name="P20"><text:span text:style-name="T34"/></text:p>
      <text:p text:style-name="P20"><text:span text:style-name="T34">third_task.py</text:span></text:p>
      <text:p text:style-name="P23">from additional import *</text:p>
      <text:p text:style-name="P23">__author__ = 'Maxim'</text:p>
      <text:p text:style-name="P23"># Returns node degree</text:p>
      <text:p text:style-name="P23">def degree(graph, node_name):</text:p>
      <text:p text:style-name="P23"><text:s text:c="4"/>return len(get_parents(graph, node_name)) + \</text:p>
      <text:p text:style-name="P23"><text:s text:c="11"/>len(get_node_by_name(graph, node_name).children_list)</text:p>
      <text:p text:style-name="P23"># Returns sorted by degree list of nodes</text:p>
      <text:p text:style-name="P23">def nodes_list(graph):</text:p>
      <text:p text:style-name="P23"><text:s text:c="4"/>lst = []</text:p>
      <text:p text:style-name="P23"><text:s text:c="4"/>for node in graph:</text:p>
      <text:p text:style-name="P23"><text:s text:c="8"/>lst.append({'name': node.name, 'degree': degree(graph, node.name)})</text:p>
      <text:p text:style-name="P23"><text:s text:c="4"/>for i in range(1, len(lst)):</text:p>
      <text:p text:style-name="P23"><text:s text:c="8"/>for j in range(len(lst) - 1, i - 1, -1):</text:p>
      <text:p text:style-name="P23"><text:s text:c="12"/>if lst[j - 1]['degree'] &lt; lst[j]['degree']:</text:p>
      <text:p text:style-name="P23"><text:s text:c="16"/>lst[j], lst[j - 1] = lst[j - 1], lst[j]</text:p>
      <text:p text:style-name="P23"><text:s text:c="4"/>return lst</text:p>
      <text:p text:style-name="P21"><text:span text:style-name="T35"/></text:p>
      <text:p text:style-name="P21"><text:span text:style-name="T35">additional.py</text:span></text:p>
      <text:p text:style-name="P23">__author__ = 'Maxim'</text:p>
      <text:p text:style-name="P23"># One node in graph (with extended data)</text:p>
      <text:p text:style-name="P23">class Node:</text:p>
      <text:p text:style-name="P23"><text:s text:c="4"/># Adds new child to current node</text:p>
      <text:p text:style-name="P23"><text:s text:c="4"/>def add_to_children_list(self, name, weight):</text:p>
      <text:p text:style-name="P23"><text:s text:c="8"/>self.children_list.append({"name": name, "weight": weight})</text:p>
      <text:p text:style-name="P23"><text:s text:c="4"/># For print</text:p>
      <text:p text:style-name="P23"><text:s text:c="4"/>def __str__(self):</text:p>
      <text:p text:style-name="P23"><text:s text:c="8"/>return self.name + " <text:s text:c="2"/>label: " + str(self.label)</text:p>
      <text:p text:style-name="P23"><text:s text:c="4"/># def __str__(self):</text:p>
      <text:p text:style-name="P23"><text:s text:c="4"/># <text:s text:c="4"/>return self.name + " <text:s text:c="2"/>" + str(self.children_list)</text:p>
      <text:p text:style-name="P23"><text:s text:c="4"/>def __init__(self, name):</text:p>
      <text:p text:style-name="P23"><text:s text:c="8"/>self.name = name</text:p>
      <text:p text:style-name="P23"><text:s text:c="8"/>self.children_list = []</text:p>
      <text:p text:style-name="P23"><text:s text:c="8"/>self.label = 20000000000</text:p>
      <text:p text:style-name="P23"><text:s text:c="8"/>self.used_label = False</text:p>
      <text:p text:style-name="P23"><text:s text:c="8"/>self.cannot_go_here_from = []</text:p>
      <text:p text:style-name="P23"># Returns node from input list (need for initialization)</text:p>
      <text:p text:style-name="P23">def get_node(lst):</text:p>
      <text:p text:style-name="P23"><text:s text:c="4"/>node = Node(lst[0])</text:p>
      <text:p text:style-name="P23"><text:s text:c="4"/>for i in range(0, len(lst[1])):</text:p>
      <text:p text:style-name="P23"><text:s text:c="8"/>node.children_list.append({"name": lst[1][i], "weight": lst[2][i]})</text:p>
      <text:p text:style-name="P23"><text:s text:c="4"/>return node</text:p>
      <text:p text:style-name="P23"># Converts input list to list of classes</text:p>
      <text:p text:style-name="P23">def get_nodes(lst):</text:p>
      <text:p text:style-name="P23"><text:s text:c="4"/>nodes = []</text:p>
      <text:p text:style-name="P23"><text:s text:c="4"/>for i in lst:</text:p>
      <text:p text:style-name="P23"><text:s text:c="8"/>nodes.append(get_node(i))</text:p>
      <text:p text:style-name="P23"><text:s text:c="4"/>return nodes</text:p>
      <text:p text:style-name="P23"># Return class for node with name</text:p>
      <text:p text:style-name="P23">def get_node_by_name(nodes, name):</text:p>
      <text:p text:style-name="P23"><text:s text:c="4"/>for i in nodes:</text:p>
      <text:p text:style-name="P23"><text:s text:c="8"/>if i.name == name:</text:p>
      <text:p text:style-name="P23"><text:s text:c="12"/>return i</text:p>
      <text:p text:style-name="P23"># Looks for is the node with name in classes list</text:p>
      <text:p text:style-name="P23"><text:soft-page-break/>def was_visited(nodes, name):</text:p>
      <text:p text:style-name="P23"><text:s text:c="4"/>for i in nodes:</text:p>
      <text:p text:style-name="P23"><text:s text:c="8"/>if i.name == name:</text:p>
      <text:p text:style-name="P23"><text:s text:c="12"/>return True</text:p>
      <text:p text:style-name="P23"><text:s text:c="4"/>return False</text:p>
      <text:p text:style-name="P23"># Returns list of labels from list of classes</text:p>
      <text:p text:style-name="P23">def get_labels(nodes):</text:p>
      <text:p text:style-name="P23"><text:s text:c="4"/>labels = []</text:p>
      <text:p text:style-name="P23"><text:s text:c="4"/>for i in nodes:</text:p>
      <text:p text:style-name="P23"><text:s text:c="8"/>labels.append(i.label)</text:p>
      <text:p text:style-name="P23"><text:s text:c="4"/>return labels</text:p>
      <text:p text:style-name="P23"># Returns [nodes] where nodes is parents of node</text:p>
      <text:p text:style-name="P23">def get_parents(nodes, node_name):</text:p>
      <text:p text:style-name="P23"><text:s text:c="4"/>ret = []</text:p>
      <text:p text:style-name="P23"><text:s text:c="4"/>for i in nodes:</text:p>
      <text:p text:style-name="P23"><text:s text:c="8"/>for j in i.children_list:</text:p>
      <text:p text:style-name="P23"><text:s text:c="12"/>if j['name'] == node_name:</text:p>
      <text:p text:style-name="P23"><text:s text:c="16"/>ret.append(i)</text:p>
      <text:p text:style-name="P23"><text:s text:c="16"/>break</text:p>
      <text:p text:style-name="P23"><text:s text:c="4"/>return ret</text:p>
      <text:p text:style-name="P23"># Return cost of going from parent to child</text:p>
      <text:p text:style-name="P23">def weight_to_child(parent_node, child_name):</text:p>
      <text:p text:style-name="P23"><text:s text:c="4"/>for i in parent_node.children_list:</text:p>
      <text:p text:style-name="P23"><text:s text:c="8"/>if i['name'] == child_name:</text:p>
      <text:p text:style-name="P23"><text:s text:c="12"/>return i['weight']</text:p>
      <text:p text:style-name="P23"># Answers can we come from one node to other</text:p>
      <text:p text:style-name="P23"># (for restoring way (we can have some wrong ways))</text:p>
      <text:p text:style-name="P23">def can_go_some_from_some(nodes, _from_name, _to_name):</text:p>
      <text:p text:style-name="P23"><text:s text:c="4"/>for i in get_node_by_name(nodes, _from_name).cannot_go_here_from:</text:p>
      <text:p text:style-name="P23"><text:s text:c="8"/>if i == _to_name:</text:p>
      <text:p text:style-name="P23"><text:s text:c="12"/>return False</text:p>
      <text:p text:style-name="P23"><text:s text:c="4"/>return True</text:p>
      <text:p text:style-name="P23"># Restores way from start node to end node</text:p>
      <text:p text:style-name="P23">def restore_way(nodes, start, end, curr, prev_name, way):</text:p>
      <text:p text:style-name="P23"><text:s text:c="4"/>if curr == start:</text:p>
      <text:p text:style-name="P23"><text:s text:c="8"/>way.append(start)</text:p>
      <text:p text:style-name="P23"><text:s text:c="8"/>way.reverse()</text:p>
      <text:p text:style-name="P23"><text:s text:c="8"/>return way</text:p>
      <text:p text:style-name="P23"><text:s text:c="4"/>else:</text:p>
      <text:p text:style-name="P23"><text:s text:c="8"/>node = get_node_by_name(nodes, curr)</text:p>
      <text:p text:style-name="P23"><text:s text:c="8"/>for i in get_parents(nodes, curr):</text:p>
      <text:p text:style-name="P23"><text:s text:c="12"/>if can_go_some_from_some(nodes, i.name, node.name) and \</text:p>
      <text:p text:style-name="P23"><text:s text:c="20"/>weight_to_child(get_node_by_name(nodes, i.name),</text:p>
      <text:p text:style-name="P23"><text:s text:c="36"/>node.name) + i.label == node.label:</text:p>
      <text:p text:style-name="P23"><text:s text:c="16"/>way.append(node.name)</text:p>
      <text:p text:style-name="P23"><text:s text:c="16"/>return restore_way(nodes, start, end, i.name, node.name, way)</text:p>
      <text:p text:style-name="P23"><text:s text:c="8"/>node.cannot_go_here_from.append(prev_name)</text:p>
      <text:p text:style-name="P23"><text:s text:c="8"/>way.remove(node.name)</text:p>
      <text:p text:style-name="P23"># Resets data for new search</text:p>
      <text:p text:style-name="P23">def reset_data(graph):</text:p>
      <text:p text:style-name="P23"><text:s text:c="4"/>for node in graph:</text:p>
      <text:p text:style-name="P23"><text:s text:c="8"/>node.label = 200000</text:p>
      <text:p text:style-name="P23"><text:s text:c="8"/>node.used_label = False</text:p>
      <text:p text:style-name="P23"><text:s text:c="8"/>node.cannot_go_here_from = []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2" svg:font-family="'Courier New'"/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.353cm" fo:margin-top="0.176cm" fo:margin-bottom="0cm" fo:line-height="100%" fo:text-align="center" style:justify-single-word="false" fo:orphans="0" fo:widows="0" fo:text-indent="0cm" style:auto-text-indent="false" fo:keep-with-next="always"/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Large_20_titles" style:display-name="Large titles" style:family="paragraph" style:default-outline-level="2" style:list-style-name="">
      <style:paragraph-properties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0.009cm solid #00000a" style:writing-mode="lr-tb">
        <style:tab-stops>
          <style:tab-stop style:position="5.318cm"/>
          <style:tab-stop style:position="8.364cm" style:type="center"/>
        </style:tab-stops>
      </style:paragraph-properties>
      <style:text-properties style:use-window-font-color="true" style:font-name="Times New Roman" fo:font-size="26pt" style:font-size-asian="26pt" style:language-asian="uk" style:country-asian="UA" style:font-name-complex="Times New Roman1" style:font-size-complex="26pt"/>
    </style:style>
    <style:style style:name="Tiny_20_titles" style:display-name="Tiny titles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Calibri Light" fo:font-size="18pt" style:font-size-asian="18pt" style:language-asian="uk" style:country-asian="UA" style:font-size-complex="18pt"/>
    </style:style>
    <style:style style:name="Simple_20_text" style:display-name="Simple text" style:family="paragraph" style:parent-style-name="Standard" style:default-outline-level="" style:list-style-name="">
      <style:paragraph-properties fo:margin-left="0cm" fo:margin-right="0cm" fo:text-align="justify" style:justify-single-word="false" fo:text-indent="1.251cm" style:auto-text-indent="false">
        <style:tab-stops>
          <style:tab-stop style:position="5.345cm"/>
        </style:tab-stops>
      </style:paragraph-properties>
      <style:text-properties style:font-name="Times New Roman" fo:font-size="14pt" style:font-size-asian="14pt" style:language-asian="uk" style:country-asian="UA" style:font-size-complex="18pt"/>
    </style:style>
    <style:style style:name="Comments" style:family="paragraph" style:parent-style-name="Standard" style:default-outline-level="" style:list-style-name="">
      <style:paragraph-properties fo:margin-top="0cm" fo:margin-bottom="0cm" fo:line-height="100%"/>
      <style:text-properties fo:color="#008000" style:font-name="Consolas" fo:font-size="10pt" style:font-size-asian="10pt" style:font-name-complex="Consolas2" style:font-size-complex="9.5pt"/>
    </style:style>
    <style:style style:name="Smallest_20_title" style:display-name="Smallest title" style:family="paragraph" style:default-outline-level="" style:list-style-name="">
      <style:paragraph-properties fo:margin-top="0.423cm" fo:margin-bottom="0.282cm" fo:text-align="center" style:justify-single-word="false" fo:orphans="2" fo:widows="2" style:writing-mode="lr-tb"/>
      <style:text-properties fo:color="#a5a5a5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" style:family="paragraph" style:parent-style-name="Large_20_titles" style:default-outline-level="" style:list-style-name=""/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uk" style:country-asian="UA" style:font-weight-asian="bold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Preformatted_20_Text" style:default-outline-level="" style:list-style-name="" style:class="text">
      <style:paragraph-properties fo:margin-left="0cm" fo:margin-right="0cm" fo:margin-top="0cm" fo:margin-bottom="0cm" fo:line-height="100%" fo:text-indent="0cm" style:auto-text-indent="false" fo:background-color="transparent">
        <style:background-image/>
      </style:paragraph-properties>
      <style:text-properties fo:color="#000000" style:font-name="Consolas1" fo:font-size="9pt" fo:language="en" fo:country="US" fo:background-color="transparent" style:font-size-asian="9pt" style:font-name-complex="Consolas2" style:font-size-complex="9pt"/>
    </style:style>
    <style:style style:name="FR3" style:family="paragraph" style:default-outline-level="" style:list-style-name="">
      <style:paragraph-properties fo:margin-left="0cm" fo:margin-right="0cm" fo:margin-top="0cm" fo:margin-bottom="0cm" fo:line-height="175%" fo:orphans="0" fo:widows="0" fo:text-indent="0.776cm" style:auto-text-indent="false" style:writing-mode="lr-tb"/>
      <style:text-properties style:use-window-font-color="true" style:font-name="Times New Roman" fo:font-size="9pt" style:font-name-asian="Times New Roman1" style:font-size-asian="9pt" style:language-asian="ru" style:country-asian="RU" style:font-name-complex="Times New Roman1" style:font-size-complex="10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1.058cm" fo:margin-top="0.212cm" fo:margin-bottom="0cm" fo:line-height="166%" fo:text-align="justify" style:justify-single-word="false" fo:orphans="0" fo:widows="0" fo:text-indent="0.776cm" style:auto-text-indent="false"/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Little_20_title" style:display-name="Little title" style:family="paragraph" style:parent-style-name="Heading_20_4" style:default-outline-level="" style:list-style-name="">
      <style:paragraph-properties fo:margin-top="0.176cm" fo:margin-bottom="0.423cm"/>
      <style:text-properties style:font-name="Times New Roman" fo:font-size="16pt" fo:font-style="normal" fo:font-weight="bold" style:font-size-asian="16pt" style:font-style-asian="normal" style:font-weight-asian="bold"/>
    </style:style>
    <style:style style:name="Text" style:family="paragraph" style:parent-style-name="Standard" style:default-outline-level="" style:list-style-name="" style:class="extra">
      <style:paragraph-properties fo:margin-left="0cm" fo:margin-right="0cm" fo:text-indent="1.27cm" style:auto-text-indent="false"/>
      <style:text-properties style:font-name="Times New Roman" fo:font-size="14pt" style:font-size-asian="14pt" style:font-name-complex="Times New Roman1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arge_20_titles_20_Знак" style:display-name="Large titles Знак" style:family="text" style:parent-style-name="Default_20_Paragraph_20_Font">
      <style:text-properties style:font-name="Times New Roman" fo:font-size="26pt" style:font-size-asian="26pt" style:language-asian="uk" style:country-asian="UA" style:font-name-complex="Times New Roman1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ny_20_titles_20_Знак" style:display-name="Tiny titles Знак" style:family="text" style:parent-style-name="Large_20_titles_20_Знак">
      <style:text-properties style:font-name="Calibri Light" fo:font-size="18pt" style:font-size-asian="18pt" style:language-asian="uk" style:country-asian="UA" style:font-name-complex="Courier New3" style:font-size-complex="18pt"/>
    </style:style>
    <style:style style:name="Simple_20_text_20_Знак" style:display-name="Simple text Знак" style:family="text" style:parent-style-name="Default_20_Paragraph_20_Font">
      <style:text-properties style:font-name="Times New Roman" fo:font-size="14pt" style:font-size-asian="14pt" style:language-asian="uk" style:country-asian="UA" style:font-size-complex="18pt"/>
    </style:style>
    <style:style style:name="Comments_20_Знак" style:display-name="Comments Знак" style:family="text" style:parent-style-name="Default_20_Paragraph_20_Font">
      <style:text-properties fo:color="#008000" style:font-name="Consolas" fo:font-size="10pt" style:font-size-asian="10pt" style:font-name-complex="Consolas2" style:font-size-complex="9.5pt"/>
    </style:style>
    <style:style style:name="Smallest_20_title_20_Знак" style:display-name="Smallest title Знак" style:family="text" style:parent-style-name="Tiny_20_titles_20_Знак">
      <style:text-properties fo:color="#a5a5a5" style:font-name="Calibri Light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_20_Знак" style:display-name="Стиль1 Знак" style:family="text" style:parent-style-name="Large_20_titles_20_Знак">
      <style:text-properties style:font-name="Candara" fo:font-size="24pt" style:font-size-asian="24pt" style:language-asian="uk" style:country-asian="UA" style:font-name-complex="Courier New3" style:font-size-complex="1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ode_20_Знак" style:display-name="Code Знак" style:family="text" style:parent-style-name="Simple_20_text_20_Знак">
      <style:text-properties style:font-name="Consolas" fo:font-size="9.5pt" fo:language="en" fo:country="US" style:font-size-asian="9.5pt" style:language-asian="uk" style:country-asian="UA" style:font-name-complex="Consolas2" style:font-size-complex="9.5pt"/>
    </style:style>
    <style:style style:name="Body_20_Text_20_Indent_20_3_20_Char" style:display-name="Body Text Indent 3 Char" style:family="text" style:parent-style-name="Default_20_Paragraph_20_Font"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ttle_20_title_20_Char" style:display-name="Little title Char" style:family="text" style:parent-style-name="Heading_20_4_20_Char">
      <style:text-properties style:font-name="Times New Roman" fo:font-size="16pt" fo:font-style="normal" fo:font-weight="bold" style:font-name-asian="Times New Roman1" style:font-size-asian="16pt" style:language-asian="ru" style:country-asian="RU" style:font-style-asian="normal" style:font-weight-asian="bold" style:font-name-complex="Times New Roman1" style:font-size-complex="10pt"/>
    </style:style>
    <style:style style:name="Text_20_Char" style:display-name="Text Char" style:family="text" style:parent-style-name="Default_20_Paragraph_20_Font">
      <style:text-properties style:font-name="Times New Roman" fo:font-size="14pt" style:font-size-asian="14pt" style:font-name-complex="Times New Roman1" style:font-size-complex="14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>
        <style:header-footer-properties fo:min-height="1.041cm" fo:margin-left="0cm" fo:margin-right="0cm" fo:margin-top="0.94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НАЦІОНАЛЬНИЙ ТЕХНІЧНИЙ УНІВЕРСИТЕТ УКРАЇНИ</text:p>
        <text:p text:style-name="MP2">«КИЇВСЬКИЙ ПОЛІТЕХНІЧНИЙ ІНСТИТУТ»</text:p>
        <text:p text:style-name="MP2">КАФЕДРА СИСТЕМНОГО ПРОГРАМУВАННЯ І СПЕЦІАЛІЗОВАНИХ<text:line-break/>КОМП’ЮТЕРНИХ СИСТЕМ</text:p>
      </style:header>
      <style:footer>
        <text:p text:style-name="MP3">КИЇВ –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Бондарчук</meta:initial-creator>
    <dc:creator>Maxin Bondarchuk</dc:creator>
    <meta:editing-cycles>44</meta:editing-cycles>
    <meta:print-date>2015-02-22T23:25:17.40</meta:print-date>
    <meta:creation-date>2014-11-11T10:32:00</meta:creation-date>
    <dc:date>2015-04-01T02:04:12.60</dc:date>
    <meta:editing-duration>PT8H49M57S</meta:editing-duration>
    <meta:generator>OpenOffice/4.1.1$Win32 OpenOffice.org_project/411m6$Build-9775</meta:generator>
    <meta:printed-by>Maxin Bondarchuk</meta:printed-by>
    <meta:document-statistic meta:table-count="1" meta:image-count="0" meta:object-count="0" meta:page-count="6" meta:paragraph-count="277" meta:word-count="1135" meta:character-count="101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